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 svg:font-family="Arial" style:font-family-generic="swiss"/>
    <style:font-face style:name="Open Sans" svg:font-family="'Open Sans'" style:font-family-generic="swiss"/>
    <style:font-face style:name="Yu Gothic" svg:font-family="'Yu Gothic'"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font-name="Times New Roman" fo:font-size="10pt" fo:font-style="italic" style:font-size-asian="10pt" style:font-style-asian="italic" style:font-size-complex="10pt" style:font-style-complex="italic"/>
    </style:style>
    <style:style style:name="T5" style:family="text">
      <style:text-properties fo:color="#333333" style:font-name-asian="Yu Gothic" style:font-name-complex="Yu Gothic"/>
    </style:style>
    <style:style style:name="T6" style:family="text">
      <style:text-properties fo:color="#333333" style:font-name="Times New Roman" fo:font-size="12pt" style:font-name-asian="Yu Gothic" style:font-size-asian="12pt" style:font-name-complex="Yu Gothic" style:font-size-complex="12pt"/>
    </style:style>
    <style:style style:name="T7" style:family="text">
      <style:text-properties fo:color="#080000" style:font-name-asian="Arial" style:font-name-complex="Arial"/>
    </style:style>
    <style:style style:name="T8" style:family="text">
      <style:text-properties fo:color="#373737" fo:font-size="12pt" style:font-name-asian="Open Sans" style:font-size-asian="12pt" style:font-name-complex="Open Sans"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 American Dream, Frank Shorter </text:p>
      <text:p text:style-name="Text_20_body"/>
      <text:p text:style-name="Text_20_body">Manifest Destiny, Steven Prefontaine</text:p>
      <text:p text:style-name="Text_20_body"/>
      <text:p text:style-name="Text_20_body">Reconstruction, Billy Mills</text:p>
      <text:p text:style-name="Text_20_body"/>
      <text:p text:style-name="Text_20_body">Theocracy v. Separation of Church and State, Jesse Owens</text:p>
      <text:p text:style-name="Text_20_body"/>
      <text:p text:style-name="Text_20_body">God, Glory &amp; Gold, Tyson Gay</text:p>
      <text:p text:style-name="Text_20_body"/>
      <text:p text:style-name="Text_20_body"/>
      <text:p text:style-name="Text_20_body"/>
      <text:p text:style-name="Text_20_body"/>
      <text:p text:style-name="Text_20_body"><text:tab/>Runners are known to make history. They break barriers, be it socialThe world of sports has become an integral part of human history. Athletes in particular have brought about social, political, and economic change to the world, intentional or not, through their sport. These changes can be so significant, that parallels between the accomplishments of these athletes and major ideas in US history can be drawn. The purpose of the comparison is not to find a perfect match, but to give insight on both the athlete, and the idea they are being compared to.</text:p>
      <text:p text:style-name="Text_20_body"/>
      <text:p text:style-name="Text_20_body"/>
      <text:p text:style-name="Text_20_body"/>
      <text:p text:style-name="Text_20_body">[athlete] impact legacy articles</text:p>
      <text:p text:style-name="Text_20_body"/>
      <text:p text:style-name="Text_20_body">{idea} historians, quotes</text:p>
      <text:p text:style-name="Text_20_body"><text:s/>also look on wikipedia for stuff</text:p>
      <text:p text:style-name="Text_20_body"/>
      <text:p text:style-name="Text_20_body"/>
      <text:p text:style-name="Text_20_body">MANIFEST DESTINY/STEVE PREFONTAINE</text:p>
      <text:p text:style-name="Text_20_body"/>
      <text:p text:style-name="Text_20_body"><text:soft-page-break/>“We know, of course, notwithstanding England's resistance and the opposition of some American citizens, that the idea of Manifest Destiny and American control of the Oregon country ultimately prevailed. This is no surprise because even though the words “Manifest Destiny” were new, the idea of American domination of the North American continent had been widely accepted from colonial times and the early days of the United States. The import of the phrase “Manifest Destiny” was that it gae a name, a cachet, a justification, to this continental ambition and it came to have its own mystical meaning and resonance in American history and in the American psyche.” --Robert J. Miller, <text:span text:style-name="T2">Native America, Discovered and Conquered: Thomas Jefferson, Lewis &amp; Clark, and Manifest Destiny</text:span></text:p>
      <text:p text:style-name="Text_20_body"/>
      <text:p text:style-name="Text_20_body">Robert J. Miller is a professor at the Lewis and Clark Law School and chief justice of the Confederated Tribes of the Grand Ronde in Oregon and a citizen of the Eastern Shawnee Tribe of Oklahoma. </text:p>
      <text:p text:style-name="Text_20_body"/>
      <text:p text:style-name="Text_20_body"/>
      <text:p text:style-name="Text_20_body">"Steve knew he didn't have the speed or the talent of some other runners, yet he willed himself to be great, she says. If other runners were going to beat him, Pre once said, "They are going to have to bleed to do it." --Linda Prefontaine</text:p>
      <text:p text:style-name="Text_20_body"/>
      <text:p text:style-name="Text_20_body"><text:span text:style-name="T1">"If he's having a good day and running the right race nobody can beat Frank Shorter at 10,000 meters. . . . nobody except me." </text:span>--Steve Prefontaine On Prefontaine's gravestone </text:p>
      <text:p text:style-name="Text_20_body"/>
      <text:p text:style-name="Text_20_body">“The ultimate tragedy of Steve Prefontaine's life was that, as American distance running's first budding superstar, he didn't live long enough to reap the benefits of his prodigious efforts--something that Pre's People believe would've eventually led to gold medals, world records, and beyond.</text:p>
      <text:p text:style-name="Text_20_body">The ultimate triumph of Steve Prefontaine's death was that he was that rare individual immortalized more for what he might have done in the future than for what he had actually accomplished in the past.”</text:p>
      <text:p text:style-name="Text_20_body">--Gerald Scott, L.A. Times writer</text:p>
      <text:p text:style-name="Text_20_body"/>
      <text:p text:style-name="Text_20_body"><text:span text:style-name="T2"/></text:p>
      <text:p text:style-name="Text_20_body"/>
      <text:p text:style-name="Text_20_body"/>
      <text:p text:style-name="Text_20_body"/>
      <text:p text:style-name="Text_20_body">THEOCRACY v. SEPARATION OF CHURCH &amp; STATE/JESSE OWENS</text:p>
      <text:p text:style-name="Text_20_body"><text:soft-page-break/></text:p>
      <text:p text:style-name="Text_20_body">“As early as 1631 it was enacted that none should be admitted to the exercise of political privileges except members of churches. This measure, adopted with the idea that the enfranchised should consist only of Christian men, formed what was practically a theocracy, being the Calvinistic idea of a commonwealth designed to protect and uphold the framework of the church. This made each local church the center of political authority and threw all the power in the hands of the clergy. A man could not become a freeman unless he was a church member, and he could not attain to that standing unless he was approved by the minister in charge. By this means the clergy administered the temporal power, using the state as an instrument to carry out their will. They soon showed that they would, if the occasion required, avail themselves of the civil executive power to severely punish those who had commuted no crime against the civil authority, but merely differed concerning ecclesiastical affairs.”</text:p>
      <text:p text:style-name="Text_20_body">--Edward Field</text:p>
      <text:p text:style-name="Text_20_body"/>
      <text:p text:style-name="Text_20_body">“Massachuseetts was neither a monarchy nor a republic, but a theocracy. Witchcraft was considered treason against God, which in turn meant that it was treason against the state. The clergy promote the notion that <text:s/>a witch meeting threatened the very fabric of society.”</text:p>
      <text:p text:style-name="Text_20_body">--Enders A. Robinson</text:p>
      <text:p text:style-name="Text_20_body"/>
      <text:p text:style-name="Text_20_body"><text:span text:style-name="T3">“</text:span>What Jesse Owens achieved on the track is singular. That alone would put him among the handful of greatest athletes ever. <text:span text:style-name="T3">What he achieved against the backdrop of the Berlin Olympics, in a country where he was officially something less than a full-fledged human being, with so much pressure, with his (financial) future literally at stake … all that makes his achievements the most spectacular in the history of sport.” --Jeremy Schaap, author of “Triumph”</text:span></text:p>
      <text:p text:style-name="Text_20_body"/>
      <text:p text:style-name="Text_20_body"/>
      <text:p text:style-name="Text_20_body">Schaap's book fleshes out the rich, multiple dimensions of Owens' story and puts them in the context of their times.</text:p>
      <text:p text:style-name="Text_20_body">It was an era when track and field ranked with baseball, boxing and college football as the most popular sports in the country, when a black champion still could not eat and sleep where he wanted in many parts of the United States (including on-campus housing at Ohio State), when Adolf Hitler had proclaimed blacks and Jews to be inferior races unworthy of German citizenship — or, as the Holocaust soon would prove, even of being alive.</text:p>
      <text:p text:style-name="Text_20_body">A 22-year-old sharecropper's son from Alabama would be thrust into that environment and emerge triumphant. His four gold medals at the 1936 Olympics put the lie to Hitler's ideas about Aryan supremacy and gave black Americans a sporting hero to wear the mantle Joe Louis dropped briefly when he lost his first fight with Germany's Max Schmeling six weeks before the Berlin Summer Games</text:p>
      <text:p text:style-name="Text_20_body"><text:soft-page-break/>--Philip Hersh</text:p>
      <text:p text:style-name="Text_20_body"/>
      <text:p text:style-name="Text_20_body"/>
      <text:p text:style-name="Text_20_body"/>
      <text:p text:style-name="Text_20_body"/>
      <text:p text:style-name="Text_20_body">RECONSTRUCTION/BILLY MILLS</text:p>
      <text:p text:style-name="Text_20_body"/>
      <text:p text:style-name="Text_20_body">“If we make the mistake of defining Reconstruction's exclusive end as remaking the South on the basis of equal rights and democracy in a truer sense of the word than its inhabitants had ever known, then we can't help calling Reconstruction at best a failure-though that failure seemed less clear, unambiguous, and complete in 1887 than in retrospect. But if we see Reconstruction's purpose as making sure that the main goals of the war would be fulfilled, of a Union held together forever, of a North and South able to work together, of slavery extirpated, and sectional rivalries confines, of a permanent banishment of the fear of vaunting appeals to state sovereignty, backed by armed force, then Reconstruction looks like what in that respect it was, a lasting and unappreciated success.” --Mark Wahlgren Summers, Professor at University of Kentucky, Ph.D., California/Berkeley, 1980</text:p>
      <text:p text:style-name="Text_20_body"/>
      <text:p text:style-name="Text_20_body"/>
      <text:p text:style-name="Text_20_body">“The Reconstruction years saw the nation transformed, and, outside of what went on in politics, Americans might even have felt they had some right to bask in the glow of self-appreciation. Reconstruction, sen in terms of the war, meant a rebuilding of relation between white and black but also of a whole society gone to wrack: buildings, farms, levees, personal lives, and underlying preconceptions and principles. It meant returning America to a peacetime footing—recreating the many bonds that made one nation instead of two—strengthening and devising new connections, and at all hazards, making a nation made to last.” --Mark Wahlgren Summers, Professor at University of Kentucky, Ph.D., California/Berkeley, 1980</text:p>
      <text:p text:style-name="Text_20_body"/>
      <text:p text:style-name="Text_20_body"><text:span text:style-name="T6">“We were out fishing one day on the reservation and he was massaging my shoulders, kind of rubbing my back, and he told me that I had broken wings,” Mills said. “And he told me that he would share some things with me and that if I followed them, some day I would have the wings of an eagle. He told me to look through the hurt, the hate, the jealousy, the self pity. He said that I had hate inside. because I had just lost my mother and because people had expressed hate toward us. He said I had jealousy because we don’t have anything of material value. But he said that blinded me because I couldn’t see the good in other people and other cultures, or even our own culture. And he said that those things would destroy you.” --Billy Mills</text:span></text:p>
      <text:p text:style-name="Text_20_body"><text:soft-page-break/><text:span text:style-name="T5"/></text:p>
      <text:p text:style-name="Text_20_body"><text:span text:style-name="T7">“In college, racism was breaking me. I came so, so close to suicide. It wasn’t the University of Kansas; I had a great support system at Kansas. It was America.” --Billy Mills</text:span></text:p>
      <text:p text:style-name="Text_20_body"/>
      <text:p text:style-name="Text_20_body"/>
      <text:p text:style-name="Text_20_body"/>
      <text:p text:style-name="Text_20_body"/>
      <text:p text:style-name="Text_20_body">THE AMERICAN DREAM/FRANK SHORTER</text:p>
      <text:p text:style-name="Text_20_body"/>
      <text:p text:style-name="Text_20_body">But there has been also the <text:span text:style-name="T1">American dream</text:span>, that dream of a land in which life should be better and richer and fuller for every man, with opportunity for each according to his ability or achievement. It is a difficult dream for the European upper classes to interpret adequately, and too many of us ourselves have grown weary and mistrustful of it. It is not a dream of motor cars and high wages merely, but a dream of social order in which each man and each woman shall be able to attain to the fullest stature of which they are innately capable, and be recognized by others for what they are, regardless of the fortuitous circumstances of birth or position.<text:bookmark text:name="cite_ref-LOC_1-1"/> </text:p>
      <text:p text:style-name="Text_20_body">--James Truslow Adams, Master of Arts, Yale, 1900, Bachelor's Polytechnic Institute of Brooklyn, 1898</text:p>
      <text:p text:style-name="Text_20_body"/>
      <text:p text:style-name="Text_20_body">The American dream, that has lured tens of millions of all nations to our shores in the past century has not been a dream of merely material plenty, though that has doubtlessly counted heavily. It has been much more than that. It has been a dream of being able to grow to fullest development as man and woman, unhampered by the barriers which had slowly been erected in the older civilizations, unrepressed by social orders which had developed for the benefit of classes rather than for the simple human being of any and every class. </text:p>
      <text:p text:style-name="Text_20_body">--James Truslow Adams, Master of Arts, Yale, 1900, Bachelor's Polytechnic Institute of Brooklyn, 1898</text:p>
      <text:p text:style-name="Text_20_body"/>
      <text:p text:style-name="Text_20_body"/>
      <text:p text:style-name="Text_20_body"/>
      <text:p text:style-name="Text_20_body">“Shorter's masterful gold-medal performance, run in a time of 2:12:19, made him a household name across America, and soon thousands of his previously sedentary countrymen were taking to the roads, running in his footsteps.” --John Brant</text:p>
      <text:p text:style-name="Text_20_body"/>
      <text:p text:style-name="Text_20_body"/>
      <text:p text:style-name="Text_20_body"><text:soft-page-break/></text:p>
      <text:p text:style-name="Text_20_body">GLORY, GOD, &amp; GOLD/TYSON GAY</text:p>
      <text:p text:style-name="Text_20_body"><text:span text:style-name="T3"/></text:p>
      <text:p text:style-name="Text_20_body">“Thanks to exploration and conquest resulting from the quest for “Gold, God, and Glory,” Europeans gradually brought various peoples into their economic and political sphere, laying the foundations for Western global dominance. Undergoing a profound economic, intellectual, and political transition, western Europeans left many of their medieval beliefs and institutions behind, and between 1750 and 1914 introduced even more profound changes in the world, including capitalism, industrialization, and the building of great Western empires in Asia and Africa.” --Craig A. Lockard</text:p>
      <text:p text:style-name="Text_20_body"><text:span text:style-name="T3"/></text:p>
      <text:p text:style-name="Text_20_body"><text:span text:style-name="T3">From Amazon:</text:span></text:p>
      <text:p text:style-name="Text_20_body"><text:span text:style-name="T4">Craig A. Lockard is Ben and Joyce Rosenberg Professor of History in the Social Change and Development Department at the University of Wisconsin-Green Bay, where since 1975 he has taught courses on Asian, African, comparative, and world history. He has also taught at SUNY-Buffalo, SUNY-Stony Brook, and the University of Bridgeport, and twice served as a Fulbright-Hays professor at the University of Malaya in Malaysia. After undergraduate studies in Austria, Hong Kong, and the University of Redlands, he earned an M.A. in Asian Studies at the University of Hawaii and a Ph.D. in Comparative World and Southeast Asian History at the University of Wisconsin-Madison. His published books, articles, essays, and reviews range over a wide spectrum of topics: world history; Southeast Asian history, politics, and society; Asian emigration; the Vietnam War; and folk, popular, and world music. Among his major books are Lands of Green, Waters of Blue: Southeast Asia in World History (forthcoming); Dance of Life: Popular Music and Politics in Modern Southeast Asia (1998); and From Kampung to City: A Social History of Kuching, Malaysia, 1820-1970 (1987). He was also part of the task force that prepared revisions to the U.S. National Standards in World History (1996). Professor Lockard has served on various editorial advisory boards, including the Journal of World History and The History Teacher, and as book review editor for the Journal of Asian Studies and the World History Bulletin. He was one of the founders of the World History Association and served as the organization's first secretary. He has lived and traveled widely in Asia, Africa, and Europe.</text:span><text:span text:style-name="T3"> </text:span></text:p>
      <text:p text:style-name="Text_20_body"><text:span text:style-name="T3"/></text:p>
      <text:p text:style-name="Text_20_body"><text:span text:style-name="T3">"I really believe this is going to be one of the most exciting Olympics ever in history, and I like a challenge. I want to run with the best, run against the best; that's how I've always lived. </text:span>As a great runner, as a clean runner, someone who accomplished things without going the other route. Being remembered as someone who gave his all, who ran with his heart. I want to capitalize that with a medal in the Olympics -- a gold medal." --Tyson Gay</text:p>
      <text:p text:style-name="Text_20_body"><text:span text:style-name="T8">“I'm not looking forward to competing against Tyson (at the world championships). It really bothers me. I' m not worried about him beating me, I think it' s because I respected him so much over the years. He was a competitor, kept me on my toes and he pushed me to always do my best. Then to find out that he was on drugs—it' s a bit like I think parents must feel when they have a kid who does something bad and lets them down. I feel like he let me down and he let the sport down. ... You have to drive fear into athletes, to make them think about the consequences of their actions. If they' re getting an easy penalty why would they care?” --Usain Bo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 svg:font-family="Arial" style:font-family-generic="swiss"/>
    <style:font-face style:name="Open Sans" svg:font-family="'Open Sans'" style:font-family-generic="swiss"/>
    <style:font-face style:name="Yu Gothic" svg:font-family="'Yu Gothic'"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1T13:54:08.328000000</meta:creation-date>
    <dc:date>2015-05-31T10:49:23.67</dc:date>
    <meta:editing-duration>P1DT4H39M8S</meta:editing-duration>
    <meta:editing-cycles>32</meta:editing-cycles>
    <meta:generator>OpenOffice/4.1.1$Win32 OpenOffice.org_project/411m6$Build-9775</meta:generator>
    <meta:document-statistic meta:table-count="0" meta:image-count="0" meta:object-count="0" meta:page-count="6" meta:paragraph-count="44" meta:word-count="2224" meta:character-count="13135"/>
  </office:meta>
</office:document-meta>
</file>